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4255fee" officeooo:paragraph-rsid="04255fee"/>
    </style:style>
    <style:style style:name="P5" style:family="paragraph" style:parent-style-name="Text_20_body">
      <style:text-properties officeooo:rsid="042b50d9" officeooo:paragraph-rsid="042fb19b"/>
    </style:style>
    <style:style style:name="P6" style:family="paragraph" style:parent-style-name="Text_20_body">
      <style:text-properties officeooo:rsid="043468c3" officeooo:paragraph-rsid="043468c3"/>
    </style:style>
    <style:style style:name="P7" style:family="paragraph" style:parent-style-name="Text_20_body">
      <style:text-properties officeooo:rsid="04354841" officeooo:paragraph-rsid="04386f34"/>
    </style:style>
    <style:style style:name="P8" style:family="paragraph" style:parent-style-name="Text_20_body">
      <style:text-properties officeooo:rsid="0437513e" officeooo:paragraph-rsid="0437513e"/>
    </style:style>
    <style:style style:name="P9" style:family="paragraph" style:parent-style-name="Text_20_body">
      <style:text-properties officeooo:rsid="043a61d4" officeooo:paragraph-rsid="043a61d4"/>
    </style:style>
    <style:style style:name="P10" style:family="paragraph" style:parent-style-name="Text_20_body">
      <style:text-properties fo:font-weight="normal" officeooo:rsid="042fb19b" officeooo:paragraph-rsid="042fb19b" style:font-weight-asian="normal" style:font-weight-complex="normal"/>
    </style:style>
    <style:style style:name="P11" style:family="paragraph" style:parent-style-name="Text_20_body">
      <style:text-properties fo:font-weight="normal" officeooo:rsid="03fae783" officeooo:paragraph-rsid="04354841" style:font-weight-asian="normal" style:font-weight-complex="normal"/>
    </style:style>
    <style:style style:name="P12" style:family="paragraph" style:parent-style-name="Text_20_body">
      <style:text-properties fo:font-weight="normal" officeooo:rsid="04354841" officeooo:paragraph-rsid="04354841" style:font-weight-asian="normal" style:font-weight-complex="normal"/>
    </style:style>
    <style:style style:name="P13" style:family="paragraph" style:parent-style-name="Text_20_body">
      <style:text-properties officeooo:paragraph-rsid="0445363f"/>
    </style:style>
    <style:style style:name="P14" style:family="paragraph" style:parent-style-name="Text_20_body">
      <style:text-properties officeooo:rsid="0432cf0a" officeooo:paragraph-rsid="0445deaa"/>
    </style:style>
    <style:style style:name="P15" style:family="paragraph" style:parent-style-name="Text_20_body">
      <style:text-properties officeooo:rsid="04335023" officeooo:paragraph-rsid="0445deaa"/>
    </style:style>
    <style:style style:name="P16" style:family="paragraph" style:parent-style-name="Text_20_body">
      <style:text-properties officeooo:rsid="0434a612" officeooo:paragraph-rsid="0445deaa"/>
    </style:style>
    <style:style style:name="P17" style:family="paragraph" style:parent-style-name="Text_20_body">
      <style:text-properties fo:font-style="italic" officeooo:rsid="04379dda" officeooo:paragraph-rsid="0445deaa" style:font-style-asian="italic" style:font-style-complex="italic"/>
    </style:style>
    <style:style style:name="P18" style:family="paragraph" style:parent-style-name="Text_20_body">
      <style:text-properties officeooo:rsid="0409dd4d" officeooo:paragraph-rsid="0445deaa"/>
    </style:style>
    <style:style style:name="P19" style:family="paragraph" style:parent-style-name="Heading_20_2">
      <style:text-properties officeooo:paragraph-rsid="03f4cd97"/>
    </style:style>
    <style:style style:name="P20" style:family="paragraph" style:parent-style-name="Heading_20_2">
      <style:text-properties fo:font-weight="normal" officeooo:rsid="042fb19b" officeooo:paragraph-rsid="0445363f" style:font-weight-asian="normal" style:font-weight-complex="normal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43bab31" officeooo:paragraph-rsid="043bd757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43c0c24" officeooo:paragraph-rsid="043c0c24"/>
    </style:style>
    <style:style style:name="P23" style:family="paragraph" style:parent-style-name="Text_20_body">
      <style:paragraph-properties fo:text-align="end" style:justify-single-word="false" style:writing-mode="rl-tb"/>
      <style:text-properties fo:font-style="italic" officeooo:rsid="043c0c24" officeooo:paragraph-rsid="043c0c24" style:font-style-asian="italic" style:font-style-complex="italic"/>
    </style:style>
    <style:style style:name="P24" style:family="paragraph" style:parent-style-name="Text_20_body">
      <style:paragraph-properties fo:text-align="end" style:justify-single-word="false" style:writing-mode="rl-tb"/>
      <style:text-properties fo:font-style="italic" fo:font-weight="normal" officeooo:rsid="043c0c24" officeooo:paragraph-rsid="043c0c24" style:font-style-asian="italic" style:font-weight-asian="normal" style:font-style-complex="italic" style:font-weight-complex="normal"/>
    </style:style>
    <style:style style:name="P25" style:family="paragraph" style:parent-style-name="Text_20_body">
      <style:paragraph-properties fo:text-align="end" style:justify-single-word="false" style:writing-mode="rl-tb"/>
      <style:text-properties fo:font-weight="normal" officeooo:rsid="043dfdc7" officeooo:paragraph-rsid="043dfdc7" style:font-weight-asian="normal" style:font-weight-complex="normal"/>
    </style:style>
    <style:style style:name="P26" style:family="paragraph" style:parent-style-name="Text_20_body">
      <style:paragraph-properties fo:text-align="end" style:justify-single-word="false" style:writing-mode="rl-tb"/>
      <style:text-properties fo:font-style="normal" style:text-underline-style="solid" style:text-underline-width="auto" style:text-underline-color="font-color" fo:font-weight="normal" officeooo:rsid="043dfdc7" officeooo:paragraph-rsid="043dfdc7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 style:writing-mode="lr-tb"/>
      <style:text-properties fo:font-weight="normal" officeooo:rsid="04354841" officeooo:paragraph-rsid="04354841" style:font-weight-asian="normal" style:font-weight-complex="normal"/>
    </style:style>
    <style:style style:name="P28" style:family="paragraph" style:parent-style-name="Text_20_body">
      <style:paragraph-properties fo:text-align="start" style:justify-single-word="false" style:writing-mode="lr-tb"/>
      <style:text-properties fo:font-weight="normal" officeooo:rsid="043bab31" officeooo:paragraph-rsid="043bab31" style:font-weight-asian="normal" style:font-weight-complex="normal"/>
    </style:style>
    <style:style style:name="P29" style:family="paragraph" style:parent-style-name="Text_20_body">
      <style:paragraph-properties fo:text-align="start" style:justify-single-word="false" style:writing-mode="lr-tb"/>
      <style:text-properties officeooo:rsid="04335023" officeooo:paragraph-rsid="0445deaa"/>
    </style:style>
    <style:style style:name="P30" style:family="paragraph" style:parent-style-name="Heading_20_2">
      <style:text-properties officeooo:rsid="0445deaa" officeooo:paragraph-rsid="044fb764"/>
    </style:style>
    <style:style style:name="P31" style:family="paragraph" style:parent-style-name="Heading_20_2">
      <style:text-properties officeooo:paragraph-rsid="044fb764"/>
    </style:style>
    <style:style style:name="P32" style:family="paragraph" style:parent-style-name="Heading_20_1">
      <style:text-properties officeooo:rsid="044e9b6d" officeooo:paragraph-rsid="044e9b6d"/>
    </style:style>
    <style:style style:name="P33" style:family="paragraph" style:parent-style-name="Text_20_body">
      <style:text-properties fo:font-weight="normal" officeooo:rsid="04087619" officeooo:paragraph-rsid="044fb764" style:font-weight-asian="normal" style:font-weight-complex="normal"/>
    </style:style>
    <style:style style:name="P34" style:family="paragraph" style:parent-style-name="Text_20_body" style:list-style-name="L3">
      <style:text-properties officeooo:rsid="0426b9a6" officeooo:paragraph-rsid="0426b9a6"/>
    </style:style>
    <style:style style:name="P35" style:family="paragraph" style:parent-style-name="Text_20_body" style:list-style-name="L3">
      <style:text-properties officeooo:rsid="0425a8df" officeooo:paragraph-rsid="0425a8df"/>
    </style:style>
    <style:style style:name="P36" style:family="paragraph" style:parent-style-name="Text_20_body" style:list-style-name="L4">
      <style:text-properties officeooo:paragraph-rsid="03f4cd97"/>
    </style:style>
    <style:style style:name="P37" style:family="paragraph" style:parent-style-name="Text_20_body" style:list-style-name="L4">
      <style:text-properties officeooo:rsid="043468c3" officeooo:paragraph-rsid="043468c3"/>
    </style:style>
    <style:style style:name="P38" style:family="paragraph" style:parent-style-name="Text_20_body">
      <style:text-properties officeooo:rsid="04517d7c" officeooo:paragraph-rsid="04517d7c"/>
    </style:style>
    <style:style style:name="P39" style:family="paragraph" style:parent-style-name="Text_20_body">
      <style:text-properties officeooo:rsid="04524db8" officeooo:paragraph-rsid="04524db8"/>
    </style:style>
    <style:style style:name="P40" style:family="paragraph" style:parent-style-name="Text_20_body">
      <style:text-properties officeooo:paragraph-rsid="04524db8"/>
    </style:style>
    <style:style style:name="P41" style:family="paragraph" style:parent-style-name="Text_20_body">
      <style:text-properties officeooo:rsid="0452e247" officeooo:paragraph-rsid="0452e247"/>
    </style:style>
    <style:style style:name="P42" style:family="paragraph" style:parent-style-name="Text_20_body">
      <style:paragraph-properties fo:text-align="start" style:justify-single-word="false" style:writing-mode="lr-tb"/>
      <style:text-properties officeooo:paragraph-rsid="04524db8"/>
    </style:style>
    <style:style style:name="P43" style:family="paragraph" style:parent-style-name="Standard">
      <style:paragraph-properties fo:text-align="start" style:justify-single-word="false" style:writing-mode="lr-tb"/>
      <style:text-properties fo:color="#d4d4d4" style:font-name="Droid Sans Mono" fo:font-size="10.5pt" fo:font-weight="normal" officeooo:rsid="04517d7c" officeooo:paragraph-rsid="04517d7c" fo:background-color="#1e1e1e"/>
    </style:style>
    <style:style style:name="P44" style:family="paragraph" style:parent-style-name="Standard">
      <style:paragraph-properties style:line-height-at-least="0.198in" fo:text-align="start" style:justify-single-word="false" style:writing-mode="lr-tb"/>
      <style:text-properties fo:color="#d4d4d4" style:font-name="Droid Sans Mono" fo:font-size="10.5pt" fo:font-weight="normal" fo:background-color="#1e1e1e"/>
    </style:style>
    <style:style style:name="P45" style:family="paragraph" style:parent-style-name="Standard">
      <style:paragraph-properties style:line-height-at-least="0.198in" fo:text-align="start" style:justify-single-word="false" style:writing-mode="lr-tb"/>
      <style:text-properties fo:color="#d4d4d4" fo:background-color="#1e1e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425a8df" style:font-weight-asian="bold" style:font-weight-complex="bold"/>
    </style:style>
    <style:style style:name="T3" style:family="text">
      <style:text-properties fo:font-weight="bold" officeooo:rsid="043bab3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3fae783" style:font-weight-asian="normal" style:font-weight-complex="normal"/>
    </style:style>
    <style:style style:name="T6" style:family="text">
      <style:text-properties fo:font-weight="normal" officeooo:rsid="04087619" style:font-weight-asian="normal" style:font-weight-complex="normal"/>
    </style:style>
    <style:style style:name="T7" style:family="text">
      <style:text-properties fo:font-weight="normal" officeooo:rsid="0425a8df" style:font-weight-asian="normal" style:font-weight-complex="normal"/>
    </style:style>
    <style:style style:name="T8" style:family="text">
      <style:text-properties fo:font-weight="normal" officeooo:rsid="0426b9a6" style:font-weight-asian="normal" style:font-weight-complex="normal"/>
    </style:style>
    <style:style style:name="T9" style:family="text">
      <style:text-properties fo:font-weight="normal" officeooo:rsid="04282409" style:font-weight-asian="normal" style:font-weight-complex="normal"/>
    </style:style>
    <style:style style:name="T10" style:family="text">
      <style:text-properties fo:font-weight="normal" officeooo:rsid="04295b02" style:font-weight-asian="normal" style:font-weight-complex="normal"/>
    </style:style>
    <style:style style:name="T11" style:family="text">
      <style:text-properties fo:font-weight="normal" officeooo:rsid="042e1f24" style:font-weight-asian="normal" style:font-weight-complex="normal"/>
    </style:style>
    <style:style style:name="T12" style:family="text">
      <style:text-properties fo:font-weight="normal" officeooo:rsid="042eeb76" style:font-weight-asian="normal" style:font-weight-complex="normal"/>
    </style:style>
    <style:style style:name="T13" style:family="text">
      <style:text-properties fo:font-weight="normal" officeooo:rsid="042fb19b" style:font-weight-asian="normal" style:font-weight-complex="normal"/>
    </style:style>
    <style:style style:name="T14" style:family="text">
      <style:text-properties fo:font-weight="normal" officeooo:rsid="04309203" style:font-weight-asian="normal" style:font-weight-complex="normal"/>
    </style:style>
    <style:style style:name="T15" style:family="text">
      <style:text-properties fo:font-weight="normal" officeooo:rsid="04354841" style:font-weight-asian="normal" style:font-weight-complex="normal"/>
    </style:style>
    <style:style style:name="T16" style:family="text">
      <style:text-properties fo:font-weight="normal" officeooo:rsid="043a10af" style:font-weight-asian="normal" style:font-weight-complex="normal"/>
    </style:style>
    <style:style style:name="T17" style:family="text">
      <style:text-properties fo:font-weight="normal" officeooo:rsid="04386f34" style:font-weight-asian="normal" style:font-weight-complex="normal"/>
    </style:style>
    <style:style style:name="T18" style:family="text">
      <style:text-properties fo:font-weight="normal" officeooo:rsid="043bab31" style:font-weight-asian="normal" style:font-weight-complex="normal"/>
    </style:style>
    <style:style style:name="T19" style:family="text">
      <style:text-properties fo:font-weight="normal" officeooo:rsid="043bd757" style:font-weight-asian="normal" style:font-weight-complex="normal"/>
    </style:style>
    <style:style style:name="T20" style:family="text">
      <style:text-properties fo:font-weight="normal" officeooo:rsid="043be298" style:font-weight-asian="normal" style:font-weight-complex="normal"/>
    </style:style>
    <style:style style:name="T21" style:family="text">
      <style:text-properties fo:font-weight="normal" officeooo:rsid="04409a5b" style:font-weight-asian="normal" style:font-weight-complex="normal"/>
    </style:style>
    <style:style style:name="T22" style:family="text">
      <style:text-properties fo:font-weight="normal" officeooo:rsid="04424143" style:font-weight-asian="normal" style:font-weight-complex="normal"/>
    </style:style>
    <style:style style:name="T23" style:family="text">
      <style:text-properties fo:font-weight="normal" officeooo:rsid="04467255" style:font-weight-asian="normal" style:font-weight-complex="normal"/>
    </style:style>
    <style:style style:name="T24" style:family="text">
      <style:text-properties officeooo:rsid="033bd0c4"/>
    </style:style>
    <style:style style:name="T25" style:family="text">
      <style:text-properties officeooo:rsid="04409a5b"/>
    </style:style>
    <style:style style:name="T26" style:family="text">
      <style:text-properties officeooo:rsid="04087619"/>
    </style:style>
    <style:style style:name="T27" style:family="text">
      <style:text-properties officeooo:rsid="0445363f"/>
    </style:style>
    <style:style style:name="T28" style:family="text">
      <style:text-properties officeooo:rsid="04335023"/>
    </style:style>
    <style:style style:name="T29" style:family="text">
      <style:text-properties officeooo:rsid="04343144"/>
    </style:style>
    <style:style style:name="T30" style:family="text">
      <style:text-properties style:use-window-font-color="true" fo:font-weight="bold" officeooo:rsid="040b2f2a" style:font-weight-asian="bold" style:font-weight-complex="bold"/>
    </style:style>
    <style:style style:name="T31" style:family="text">
      <style:text-properties style:use-window-font-color="true" fo:font-weight="bold" officeooo:rsid="0413012f" style:font-weight-asian="bold" style:font-weight-complex="bold"/>
    </style:style>
    <style:style style:name="T32" style:family="text">
      <style:text-properties style:use-window-font-color="true" officeooo:rsid="0413012f"/>
    </style:style>
    <style:style style:name="T33" style:family="text">
      <style:text-properties style:use-window-font-color="true" officeooo:rsid="04144086"/>
    </style:style>
    <style:style style:name="T34" style:family="text">
      <style:text-properties style:use-window-font-color="true" officeooo:rsid="042060f4"/>
    </style:style>
    <style:style style:name="T35" style:family="text">
      <style:text-properties style:use-window-font-color="true" officeooo:rsid="0447b9c7"/>
    </style:style>
    <style:style style:name="T36" style:family="text">
      <style:text-properties style:use-window-font-color="true" officeooo:rsid="044f94ae"/>
    </style:style>
    <style:style style:name="T37" style:family="text">
      <style:text-properties style:use-window-font-color="true" officeooo:rsid="044fb764"/>
    </style:style>
    <style:style style:name="T38" style:family="text">
      <style:text-properties officeooo:rsid="044fb764"/>
    </style:style>
    <style:style style:name="T39" style:family="text">
      <style:text-properties officeooo:rsid="04524db8"/>
    </style:style>
    <style:style style:name="T40" style:family="text">
      <style:text-properties fo:color="#d4d4d4" style:font-name="Droid Sans Mono" fo:font-size="10.5pt" fo:font-weight="normal" fo:background-color="#1e1e1e" loext:char-shading-value="0"/>
    </style:style>
    <style:style style:name="T41" style:family="text">
      <style:text-properties fo:color="#c586c0"/>
    </style:style>
    <style:style style:name="T42" style:family="text">
      <style:text-properties fo:color="#c586c0" style:font-name="Droid Sans Mono" fo:font-size="10.5pt" fo:font-weight="normal"/>
    </style:style>
    <style:style style:name="T43" style:family="text">
      <style:text-properties fo:color="#ce9178"/>
    </style:style>
    <style:style style:name="T44" style:family="text">
      <style:text-properties fo:color="#dcdcaa"/>
    </style:style>
    <style:style style:name="T45" style:family="text">
      <style:text-properties fo:color="#dcdcaa" style:font-name="Droid Sans Mono" fo:font-size="10.5pt" fo:font-weight="normal"/>
    </style:style>
    <style:style style:name="T46" style:family="text">
      <style:text-properties fo:color="#569cd6"/>
    </style:style>
    <style:style style:name="T47" style:family="text">
      <style:text-properties fo:color="#569cd6" style:font-name="Droid Sans Mono" fo:font-size="10.5pt" fo:font-weight="normal"/>
    </style:style>
    <style:style style:name="T48" style:family="text">
      <style:text-properties style:font-name="Droid Sans Mono" fo:font-size="10.5pt" fo:font-weight="normal"/>
    </style:style>
    <style:style style:name="T49" style:family="text">
      <style:text-properties fo:color="#b5cea8" style:font-name="Droid Sans Mono" fo:font-size="10.5pt" fo:font-weight="normal"/>
    </style:style>
    <style:style style:name="T50" style:family="text">
      <style:text-properties fo:color="#b5cea8" style:font-name="Droid Sans Mono" fo:font-size="10.5pt" fo:font-weight="normal" fo:background-color="#1e1e1e" loext:char-shading-value="0"/>
    </style:style>
    <style:style style:name="T51" style:family="text">
      <style:text-properties officeooo:rsid="0452e24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602in" fo:text-indent="-0.25in" fo:margin-left="0.56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102in" fo:text-indent="-0.25in" fo:margin-left="0.81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602in" fo:text-indent="-0.25in" fo:margin-left="1.06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102in" fo:text-indent="-0.25in" fo:margin-left="1.31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602in" fo:text-indent="-0.25in" fo:margin-left="1.56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102in" fo:text-indent="-0.25in" fo:margin-left="1.81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602in" fo:text-indent="-0.25in" fo:margin-left="2.06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102in" fo:text-indent="-0.25in" fo:margin-left="2.31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602in" fo:text-indent="-0.25in" fo:margin-left="2.56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102in" fo:text-indent="-0.25in" fo:margin-left="2.81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העמסת אופרטורים - העתקה וחברים</text:h>
      <text:p text:style-name="P31"><text:span text:style-name="T23">בנאי מעתיק</text:span></text:p>
      <text:p text:style-name="P14">דיברנו על סוגים מיוחדים של בנאים. אחד מהם הוא בנאי ללא פרמטרים. עוד בנאי מיוחד הוא <text:span text:style-name="T1">בנאי מעתיק</text:span>.<text:span text:style-name="T28"> בנאי מעתיק למחלקה T הוא בנאי המקבל פרמטר אחד בלבד, שהסוג שלו הוא:</text:span></text:p>
      <text:p text:style-name="P29"><text:s/>const T&amp;.</text:p>
      <text:p text:style-name="P15">הקומפיילר קורא לבנאי הזה אוטומטית בכל פעם שצריך <text:span text:style-name="T29">להעתיק עצם מהסוג T לעצם חדש, למשל, כשמעבירים פרמטרים לפונקציות.</text:span></text:p>
      <text:p text:style-name="P16">אם לא מגדירים בנאי מעתיק, ברירת המחדל היא לבצע העתקת סיביות (bitwise copy). זה בסדר כשמדובר במחלקות פשוטות (Point) אבל לא טוב כשמדובר במבנים מורכבים עם מצביעים. <text:s/></text:p>
      <text:p text:style-name="P16">במקרה שברירת-המחדל לא מתאימה, אנחנו צריכים להגדיר בעצמנו בנאי מעתיק שיבצע "העתקה עמוקה".</text:p>
      <text:p text:style-name="P17"><text:span text:style-name="T1">חידה</text:span>: מדוע הפרמטר חייב להיות מסוג const T&amp; ולא פשוט מסוג T?</text:p>
      <text:p text:style-name="P17">תשובה: כי כדי להעביר פרמטר מסוג T, הקומפיילר צריך לקרוא לבנאי המעתיק, אבל אנחנו מגדירים את הבנאי הזה עכשיו!</text:p>
      <text:p text:style-name="P18">ראו הדגמה של בנאי מעתיק בתיקיה <text:span text:style-name="T38">1.</text:span> </text:p>
      <text:p text:style-name="P30"><text:span text:style-name="T6">א</text:span><text:span text:style-name="T4">ופרטור </text:span><text:span text:style-name="T23">השמה</text:span></text:p>
      <text:p text:style-name="P33"><text:span text:style-name="T30">או</text:span><text:span text:style-name="T31">פרטור השמה </text:span><text:span text:style-name="T32">(=) מ</text:span><text:span text:style-name="T33">גדיר איך להעתיק עצמים. חשוב במיוחד להגדיר אותו נכון כשהעצמים הם "עמוקים" (כוללים הקצאת זיכרון דינמית). בדרך כלל, במקרה זה נרצה להגדיר שלוש שיטות: בנאי מעתיק (copy constructor), מפרק (destructor), <text:s/>ואופרטור השמה (assignment operator).</text:span><text:span text:style-name="T34"> </text:span><text:span text:style-name="T35">ראו </text:span><text:span text:style-name="T36">תיק</text:span><text:span text:style-name="T37">יה 2.</text:span></text:p>
      <text:p text:style-name="Heading_20_2"><text:span text:style-name="T6">א</text:span><text:span text:style-name="T4">ופרטורי המרה</text:span></text:p>
      <text:p text:style-name="P4"><text:span text:style-name="T5">ס</text:span><text:span text:style-name="T4">וג מיוחד של אופרטור</text:span><text:span text:style-name="T7">ים הוא </text:span><text:span text:style-name="T2">אופרטורי המרה</text:span><text:span text:style-name="T7">. הם הולכים ביחד עם </text:span><text:span text:style-name="T2">בנאי המרה</text:span><text:span text:style-name="T7">:</text:span></text:p>
      <text:list xml:id="list5211490039860736536" text:style-name="L3">
        <text:list-item>
          <text:p text:style-name="P34"><text:span text:style-name="T4">בנאי המרה ממיר ממחלקה אחרת למחלקה שלנו. לדוגמה ראו במ</text:span><text:span text:style-name="T9">חלקה Complex</text:span><text:span text:style-name="T12"> בתיקיה 1</text:span><text:span text:style-name="T9">, עבורה הגדרנו בנאי המרה ממספר ממשי.</text:span></text:p>
        </text:list-item>
        <text:list-item>
          <text:p text:style-name="P35"><text:span text:style-name="T4">אופרטור המרה ממיר מ</text:span><text:span text:style-name="T8">המחלקה שלנו למחלקה אחרת</text:span><text:span text:style-name="T9">. </text:span><text:span text:style-name="T11">לדוגמה ראו במחלקה Fraction</text:span><text:span text:style-name="T12"> בתיקיה </text:span><text:span text:style-name="T21">5</text:span><text:span text:style-name="T12">, </text:span><text:span text:style-name="T11">עבורה הגדרנו אופרטור המרה למספר ממשי.</text:span></text:p>
        </text:list-item>
      </text:list>
      <text:p text:style-name="P5"><text:span text:style-name="T13">האם אפשר לשים גם בנאי המרה וגם אופרטור המרה? -- אפשר, אבל זה עלול לבלבל את הקומפיילר, כי במקרים מסויימים יהיו לו שתי דרכים לבצע המרה והוא לא יידע באיזו מהן להשתמש. <text:s/>פתרון אפשרי הוא להשתמש ב</text:span><text:span text:style-name="T4">מילה השמורה explicit</text:span><text:span text:style-name="T13">. מילה זו אומרת לו להפעיל המרה רק כשמבקשים אותה באופן מפורש</text:span><text:span text:style-name="T14">; </text:span><text:span text:style-name="T4">ראו דוגמה בתיקיה </text:span><text:span text:style-name="T21">5</text:span><text:span text:style-name="T14">.</text:span></text:p>
      <text:p text:style-name="P10">המילה explicit נועדה גם למנוע שגיאות לוגיות ולהפוך אותן לשגיאות קומפילציה; ראו דוגמה בתיקיה <text:span text:style-name="T25">6</text:span>.</text:p>
      <text:p text:style-name="P10"/>
      <text:p text:style-name="P20"><text:span text:style-name="T26">א</text:span>ופרטור<text:span text:style-name="T27"> גרשיים </text:span></text:p>
      <text:p text:style-name="P38">אופרטור גרשיים נקרא גם אופרטור הסיומת (suffix operator). מגדירים אותו בעזרת גרשיים, אבל משתמשים בו כסיומת - בלי גרשיים.<text:span text:style-name="T39"> לדוגמה, מגדירים כך:</text:span></text:p>
      <text:p text:style-name="P43">Complex <text:span text:style-name="T41">operator</text:span><text:span text:style-name="T43">""</text:span> <text:span text:style-name="T44">_i</text:span>(<text:span text:style-name="T46">long</text:span> <text:span text:style-name="T46">double</text:span> x) {</text:p>
      <text:p text:style-name="P45">    <text:span text:style-name="T42">return</text:span><text:span text:style-name="T48"> </text:span><text:span text:style-name="T45">Complex</text:span><text:span text:style-name="T48">(</text:span><text:span text:style-name="T49">0</text:span><text:span text:style-name="T48">,(</text:span><text:span text:style-name="T47">double</text:span><text:span text:style-name="T48">)x);</text:span></text:p>
      <text:p text:style-name="P44">}</text:p>
      <text:p text:style-name="P40"><text:span text:style-name="T39">ומשתמשים פשוט כך:</text:span></text:p>
      <text:p text:style-name="P42"><text:span text:style-name="T50">7.</text:span><text:span text:style-name="T40">0_i</text:span></text:p>
      <text:p text:style-name="P38">ראו <text:span text:style-name="T39">דוגמה ב</text:span>תיקיה 8.</text:p>
      <text:p text:style-name="P20"><text:span text:style-name="T26">א</text:span>ופרטור<text:span text:style-name="T27"> פסיק</text:span></text:p>
      <text:p text:style-name="P39">אופרטור פסיק מוגדר בשפת סי, ו<text:span text:style-name="T51">המשמעות שלו היא "התעלם מהפרמטר הראשון והחזר את הפרמטר האחרון". זה שימושי כשלפרמטר הראשון יש תוצאת-לוואי, למשל, הפרמטר הראשון מייצר ערך מסויים, והפרמטר השני בודק אותו.</text:span></text:p>
      <text:p text:style-name="P41">בשפות-תיכנות מודרניות יותר, כגון פייתון, אופרטור פסיק משמש להגדרת tuple - זוגות, שלשות וכו'. אנחנו יכולים לקבל את המשמעות הזאת ע"י העמסה - אבל רק למחלקות או ל-enum (זה לא עובד עם מספרים).</text:p>
      <text:p text:style-name="P41">ראו דוגמה בתיקיה 9.</text:p>
      <text:p text:style-name="P13"/>
      <text:p text:style-name="Heading_20_2"><text:span text:style-name="T10">פ</text:span><text:span text:style-name="T4">ונקציות </text:span><text:span text:style-name="T15">ומחלקות </text:span><text:span text:style-name="T4">חברות - friend</text:span></text:p>
      <text:p text:style-name="P7"><text:span text:style-name="T4">לפעמים יש פונקציה שהיא קשורה באופן הדוק למחלקה, אבל </text:span><text:span text:style-name="T16">אי אפשר </text:span><text:span text:style-name="T4">להגדיר בתוך המחלקה. </text:span><text:span text:style-name="T17">לדוגמה, אופרטורי קלט ופלט (&gt;&gt; &lt;&lt;). <text:s/></text:span></text:p>
      <text:p text:style-name="P9"><text:span text:style-name="T17">י</text:span><text:span text:style-name="T4">ש פונקציה שאפשר להגדיר בתוך המחלקה אבל נוח יותר להגדיר בחוץ. לדוגמה, </text:span><text:span text:style-name="T15">אופרטור חיבור (+) אפשר להגדיר בתוך המחלקה:</text:span></text:p>
      <text:p text:style-name="P27">Complex Complex::operator+ (Complex other)</text:p>
      <text:p text:style-name="P11"/>
      <text:p text:style-name="P12">אבל יותר טבעי להגדיר אותו מחוץ למחלקה:</text:p>
      <text:p text:style-name="P27">Complex operator+ (Complex a, Complex b)</text:p>
      <text:p text:style-name="P8"><text:span text:style-name="T4">בדרך-כלל, כשפונקציות מוגדרות מחוץ למחלקה</text:span><text:span text:style-name="T18">, אין להן גישה לשדות הפרטיים של המחלקה. אבל בשפת ++C אפשר לחרוג מכלל זה ע"י הצהרה שהפונקציה המדוברת היא </text:span><text:span text:style-name="T3">חברה </text:span><text:span text:style-name="T18">(friend) של המחלקה. למשל, כדי להגדיר את אופרטור החיבור מחוץ למחלקה ולאפשר לו להשתמש בשדות של המחלקה, צריך לכתוב בתוך המחלקה (בקובץ h):</text:span></text:p>
      <text:p text:style-name="P28">friend Complex operator+ (Complex a, Complex b);</text:p>
      <text:p text:style-name="P21"><text:span text:style-name="T4">את המימוש אפשר לכתוב כרגיל בקובץ cpp; המימוש יוכל לגשת לשדות הפרטיים של המחלקה.</text:span><text:span text:style-name="T19"> </text:span></text:p>
      <text:p text:style-name="P21"><text:span text:style-name="T19">כבר ראינו דוגמאות לזה במחלקה Complex</text:span><text:span text:style-name="T20">; דוגמאות נוספות </text:span><text:span text:style-name="T19">במחלקה Fraction</text:span><text:span text:style-name="T20"> בתיקיה </text:span><text:span text:style-name="T22">7</text:span><text:span text:style-name="T20">.</text:span></text:p>
      <text:p text:style-name="P22"><text:span text:style-name="T20">ב</text:span><text:span text:style-name="T4">אותו אופן, אפשר להגדיר </text:span><text:span text:style-name="T1">מחלקה חברה</text:span><text:span text:style-name="T4">: מחלקה אחת יכולה להגדיר מחלקה אחרת כ"חברה" ובכך לאפשר לה לגשת לשדות הפרטיים שלה. </text:span></text:p>
      <text:p text:style-name="P25">זה שימושי כשיש שתי מחלקות הקשורות באופן הדוק זו לזו, למשל: מחלקה של וקטור, ומחלקה של איטרטור על הוקטור הזה.</text:p>
      <text:p text:style-name="P23"><text:span text:style-name="T1">חידה</text:span><text:span text:style-name="T4">: האם הקשר הוא הדדי? אם מחלקה A חברה של מחלקה B, האם בהכרח מחלקה B גם חברה של מחלקה A? חישבו קודם מה התשובה ההגיונית, ואז כיתבו תוכנית דוגמה ובידקו אם זה אכן כך!</text:span></text:p>
      <text:p text:style-name="P26"/>
      <text:p text:style-name="P24"/>
      <text:p text:style-name="P19">מקורות</text:p>
      <text:list xml:id="list5924085340617703016" text:style-name="L4">
        <text:list-item>
          <text:p text:style-name="P36">מצגת של<text:span text:style-name="T24"> </text:span>אופיר פלא.</text:p>
        </text:list-item>
        <text:list-item>
          <text:p text:style-name="P37">https://stackoverflow.com/q/49092801/827927</text:p>
        </text:list-item>
      </text:list>
      <text:p text:style-name="P6"/>
      <text:p text:style-name="P3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08T19:24:34.611286456</dc:date>
    <meta:editing-duration>P8DT10H50M57S</meta:editing-duration>
    <meta:editing-cycles>1000</meta:editing-cycles>
    <meta:document-statistic meta:table-count="0" meta:image-count="0" meta:object-count="0" meta:page-count="1" meta:paragraph-count="49" meta:word-count="648" meta:character-count="3789" meta:non-whitespace-character-count="3179"/>
  </office:meta>
</office:document-meta>
</file>